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8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3cm" svg:height="8.991cm" svg:x="16.298cm" svg:y="7.23cm">
            <draw:object draw:notify-on-update-of-ranges="Sheet1.F8:Sheet1.F8 Sheet1.F9:Sheet1.F14 Sheet1.G8:Sheet1.G8 Sheet1.G9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ext:p>Cas [s]</text:p>
          </table:table-cell>
          <table:table-cell table:style-name="ce1" office:value-type="string">
            <text:p>Projection ratio</text:p>
          </table:table-cell>
          <table:table-cell table:style-name="ce1" office:value-type="string">
            <text:p>Prehladanych vektorov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rid search</text:p>
          </table:table-cell>
          <table:table-cell office:value-type="float" office:value="55">
            <text:p>55</text:p>
          </table:table-cell>
          <table:table-cell office:value-type="float" office:value="0.9168">
            <text:p>0,9168</text:p>
          </table:table-cell>
          <table:table-cell table:formula="of:=5^6" office:value-type="float" office:value="15625">
            <text:p>1562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nohočlenná evolúcia</text:p>
          </table:table-cell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 table:number-columns-repeated="3"/>
        </table:table-row>
        <table:table-row table:style-name="ro1">
          <table:table-cell office:value-type="string">
            <text:p>(100/700, delta_sigma=0,3)</text:p>
          </table:table-cell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7300">
            <text:p>27300</text:p>
          </table:table-cell>
          <table:table-cell table:number-columns-repeated="3"/>
        </table:table-row>
        <table:table-row table:style-name="ro1">
          <table:table-cell office:value-type="string">
            <text:p>60sek behy</text:p>
          </table:table-cell>
          <table:table-cell office:value-type="float" office:value="60">
            <text:p>60</text:p>
          </table:table-cell>
          <table:table-cell office:value-type="float" office:value="0.923241">
            <text:p>0,923241</text:p>
          </table:table-cell>
          <table:table-cell office:value-type="float" office:value="25900">
            <text:p>259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7300">
            <text:p>27300</text:p>
          </table:table-cell>
          <table:table-cell/>
          <table:table-cell table:style-name="ce11"/>
          <table:table-cell table:style-name="ce11" office:value-type="string">
            <text:p>Projection ratio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7300">
            <text:p>27300</text:p>
          </table:table-cell>
          <table:table-cell/>
          <table:table-cell table:style-name="ce12" office:value-type="string">
            <text:p>Hrubá kalibrácia</text:p>
          </table:table-cell>
          <table:table-cell table:style-name="ce12" office:value-type="float" office:value="0.89339">
            <text:p>0,8933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3241">
            <text:p>0,923241</text:p>
          </table:table-cell>
          <table:table-cell office:value-type="float" office:value="27300">
            <text:p>27300</text:p>
          </table:table-cell>
          <table:table-cell/>
          <table:table-cell table:style-name="ce11" office:value-type="string">
            <text:p>Grid search</text:p>
          </table:table-cell>
          <table:table-cell table:style-name="ce13" office:value-type="float" office:value="0.9168">
            <text:p>0,91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3241">
            <text:p>0,923241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1+1 evolúcia (avg)</text:p>
          </table:table-cell>
          <table:table-cell table:style-name="ce13" table:formula="of:=[.C41]" office:value-type="float" office:value="0.9208958">
            <text:p>0,92089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1+1 evolúcia (max)</text:p>
          </table:table-cell>
          <table:table-cell table:style-name="ce11" table:formula="of:=[.C42]" office:value-type="float" office:value="0.922175">
            <text:p>0,92217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Mnohočlenná evolúcia (avg)</text:p>
          </table:table-cell>
          <table:table-cell table:style-name="ce11" table:formula="of:=[.C15]" office:value-type="float" office:value="0.9224948">
            <text:p>0,922494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Mnohočlenná evolúcia (max)</text:p>
          </table:table-cell>
          <table:table-cell table:style-name="ce11" table:formula="of:=[.C16]" office:value-type="float" office:value="0.923241">
            <text:p>0,923241</text:p>
          </table:table-cell>
        </table:table-row>
        <table:table-row table:style-name="ro1">
          <table:table-cell table:style-name="ce2" office:value-type="string">
            <text:p>AVG</text:p>
          </table:table-cell>
          <table:table-cell table:style-name="ce5" office:value-type="float" office:value="60">
            <text:p>60</text:p>
          </table:table-cell>
          <table:table-cell table:style-name="ce5" table:formula="of:=AVERAGE([.C5:.C14])" office:value-type="float" office:value="0.9224948">
            <text:p>0,9224948</text:p>
          </table:table-cell>
          <table:table-cell table:style-name="ce8" table:formula="of:=AVERAGE([.D5:.D14])" office:value-type="float" office:value="26810">
            <text:p>2681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office:value-type="float" office:value="60">
            <text:p>60</text:p>
          </table:table-cell>
          <table:table-cell table:style-name="ce6" table:formula="of:=MAX([.C5:.C14])" office:value-type="float" office:value="0.923241">
            <text:p>0,923241</text:p>
          </table:table-cell>
          <table:table-cell table:style-name="ce9" table:formula="of:=MIN([.D5:.D14])" office:value-type="float" office:value="25900">
            <text:p>259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Dosiahnutie 0,9168</text:p>
          </table:table-cell>
          <table:table-cell office:value-type="float" office:value="5.275">
            <text:p>5,275</text:p>
          </table:table-cell>
          <table:table-cell office:value-type="float" office:value="0.91791">
            <text:p>0,91791</text:p>
          </table:table-cell>
          <table:table-cell office:value-type="float" office:value="2100">
            <text:p>2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23">
            <text:p>8,323</text:p>
          </table:table-cell>
          <table:table-cell office:value-type="float" office:value="0.918977">
            <text:p>0,918977</text:p>
          </table:table-cell>
          <table:table-cell office:value-type="float" office:value="3500">
            <text:p>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39">
            <text:p>6,739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84">
            <text:p>6,784</text:p>
          </table:table-cell>
          <table:table-cell office:value-type="float" office:value="0.920043">
            <text:p>0,920043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6">
            <text:p>6,76</text:p>
          </table:table-cell>
          <table:table-cell office:value-type="float" office:value="0.920043">
            <text:p>0,920043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7">
            <text:p>3,57</text:p>
          </table:table-cell>
          <table:table-cell office:value-type="float" office:value="0.918977">
            <text:p>0,918977</text:p>
          </table:table-cell>
          <table:table-cell office:value-type="float" office:value="1400">
            <text:p>1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29">
            <text:p>6,729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77">
            <text:p>5,177</text:p>
          </table:table-cell>
          <table:table-cell office:value-type="float" office:value="0.91791">
            <text:p>0,91791</text:p>
          </table:table-cell>
          <table:table-cell office:value-type="float" office:value="2100">
            <text:p>2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85">
            <text:p>6,785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46">
            <text:p>6,746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5" table:formula="of:=AVERAGE([.B18:.B27])" office:value-type="float" office:value="6.2888">
            <text:p>6,2888</text:p>
          </table:table-cell>
          <table:table-cell table:style-name="ce5" table:formula="of:=AVERAGE([.C18:.C27])" office:value-type="float" office:value="0.91855">
            <text:p>0,91855</text:p>
          </table:table-cell>
          <table:table-cell table:style-name="ce8" table:formula="of:=AVERAGE([.D18:.D27])" office:value-type="float" office:value="2590">
            <text:p>259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table:formula="of:=MIN([.A18:.B27])" office:value-type="float" office:value="3.57">
            <text:p>3,57</text:p>
          </table:table-cell>
          <table:table-cell table:style-name="ce6" table:formula="of:=MAX([.C18:.C27])" office:value-type="float" office:value="0.920043">
            <text:p>0,920043</text:p>
          </table:table-cell>
          <table:table-cell table:style-name="ce9" table:formula="of:=MIN([.D18:.D27])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>
            <text:p>1+1 evolúcia</text:p>
          </table:table-cell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2330">
            <text:p>22330</text:p>
          </table:table-cell>
          <table:table-cell table:number-columns-repeated="3"/>
        </table:table-row>
        <table:table-row table:style-name="ro1">
          <table:table-cell office:value-type="string">
            <text:p>60sek behy</text:p>
          </table:table-cell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750">
            <text:p>22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860">
            <text:p>228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0043">
            <text:p>0,920043</text:p>
          </table:table-cell>
          <table:table-cell office:value-type="float" office:value="22870">
            <text:p>228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0043">
            <text:p>0,920043</text:p>
          </table:table-cell>
          <table:table-cell office:value-type="float" office:value="22870">
            <text:p>228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890">
            <text:p>228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670">
            <text:p>226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440">
            <text:p>224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910">
            <text:p>22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0043">
            <text:p>0,920043</text:p>
          </table:table-cell>
          <table:table-cell office:value-type="float" office:value="22800">
            <text:p>228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5" office:value-type="float" office:value="60">
            <text:p>60</text:p>
          </table:table-cell>
          <table:table-cell table:style-name="ce5" table:formula="of:=AVERAGE([.C31:.C40])" office:value-type="float" office:value="0.9208958">
            <text:p>0,9208958</text:p>
          </table:table-cell>
          <table:table-cell table:style-name="ce8" table:formula="of:=AVERAGE([.D31:.D40])" office:value-type="float" office:value="22739">
            <text:p>227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office:value-type="float" office:value="60">
            <text:p>60</text:p>
          </table:table-cell>
          <table:table-cell table:style-name="ce6" table:formula="of:=MAX([.C31:.C40])" office:value-type="float" office:value="0.922175">
            <text:p>0,922175</text:p>
          </table:table-cell>
          <table:table-cell table:style-name="ce9" table:formula="of:=MIN([.D31:.D40])" office:value-type="float" office:value="22330">
            <text:p>2233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1"/>
          <table:table-cell table:style-name="ce11" office:value-type="string">
            <text:p>Čas [s]</text:p>
          </table:table-cell>
        </table:table-row>
        <table:table-row table:style-name="ro1">
          <table:table-cell office:value-type="string">
            <text:p>Dosiahnutie 0,9168</text:p>
          </table:table-cell>
          <table:table-cell office:value-type="float" office:value="2.117">
            <text:p>2,117</text:p>
          </table:table-cell>
          <table:table-cell office:value-type="float" office:value="0.91791">
            <text:p>0,91791</text:p>
          </table:table-cell>
          <table:table-cell office:value-type="float" office:value="580">
            <text:p>580</text:p>
          </table:table-cell>
          <table:table-cell/>
          <table:table-cell table:style-name="ce11" office:value-type="string">
            <text:p>Grid search</text:p>
          </table:table-cell>
          <table:table-cell table:style-name="ce13"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9.113">
            <text:p>9,113</text:p>
          </table:table-cell>
          <table:table-cell office:value-type="float" office:value="0.91791">
            <text:p>0,91791</text:p>
          </table:table-cell>
          <table:table-cell office:value-type="float" office:value="3410">
            <text:p>3410</text:p>
          </table:table-cell>
          <table:table-cell/>
          <table:table-cell table:style-name="ce11" office:value-type="string">
            <text:p>1+1 evolúcia (avg)</text:p>
          </table:table-cell>
          <table:table-cell table:style-name="ce12" table:formula="of:=[.B54]" office:value-type="float" office:value="3.941">
            <text:p>3,941</text:p>
          </table:table-cell>
        </table:table-row>
        <table:table-row table:style-name="ro1">
          <table:table-cell/>
          <table:table-cell office:value-type="float" office:value="3.459">
            <text:p>3,459</text:p>
          </table:table-cell>
          <table:table-cell office:value-type="float" office:value="0.916844">
            <text:p>0,916844</text:p>
          </table:table-cell>
          <table:table-cell office:value-type="float" office:value="1270">
            <text:p>1270</text:p>
          </table:table-cell>
          <table:table-cell/>
          <table:table-cell table:style-name="ce11" office:value-type="string">
            <text:p>1+1 evolúcia (max)</text:p>
          </table:table-cell>
          <table:table-cell table:style-name="ce12" table:formula="of:=[.B55]" office:value-type="float" office:value="1.109">
            <text:p>1,109</text:p>
          </table:table-cell>
        </table:table-row>
        <table:table-row table:style-name="ro1">
          <table:table-cell/>
          <table:table-cell office:value-type="float" office:value="8.215">
            <text:p>8,215</text:p>
          </table:table-cell>
          <table:table-cell office:value-type="float" office:value="0.916844">
            <text:p>0,916844</text:p>
          </table:table-cell>
          <table:table-cell office:value-type="float" office:value="3080">
            <text:p>3080</text:p>
          </table:table-cell>
          <table:table-cell/>
          <table:table-cell table:style-name="ce11" office:value-type="string">
            <text:p>Mnohočlenná evolúcia (avg)</text:p>
          </table:table-cell>
          <table:table-cell table:style-name="ce14" table:formula="of:=[.B28]" office:value-type="float" office:value="6.2888">
            <text:p>6,2888</text:p>
          </table:table-cell>
        </table:table-row>
        <table:table-row table:style-name="ro1">
          <table:table-cell/>
          <table:table-cell office:value-type="float" office:value="4.314">
            <text:p>4,314</text:p>
          </table:table-cell>
          <table:table-cell office:value-type="float" office:value="0.916844">
            <text:p>0,916844</text:p>
          </table:table-cell>
          <table:table-cell office:value-type="float" office:value="1590">
            <text:p>1590</text:p>
          </table:table-cell>
          <table:table-cell/>
          <table:table-cell table:style-name="ce11" office:value-type="string">
            <text:p>Mnohočlenná evolúcia (max)</text:p>
          </table:table-cell>
          <table:table-cell table:style-name="ce12" table:formula="of:=[.B29]" office:value-type="float" office:value="3.57">
            <text:p>3,57</text:p>
          </table:table-cell>
        </table:table-row>
        <table:table-row table:style-name="ro1">
          <table:table-cell/>
          <table:table-cell office:value-type="float" office:value="2.392">
            <text:p>2,392</text:p>
          </table:table-cell>
          <table:table-cell office:value-type="float" office:value="0.91791">
            <text:p>0,91791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">
            <text:p>1,34</text:p>
          </table:table-cell>
          <table:table-cell office:value-type="float" office:value="0.918977">
            <text:p>0,918977</text:p>
          </table:table-cell>
          <table:table-cell office:value-type="float" office:value="460">
            <text:p>4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056">
            <text:p>6,056</text:p>
          </table:table-cell>
          <table:table-cell office:value-type="float" office:value="0.916844">
            <text:p>0,916844</text:p>
          </table:table-cell>
          <table:table-cell office:value-type="float" office:value="2240">
            <text:p>2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5">
            <text:p>1,295</text:p>
          </table:table-cell>
          <table:table-cell office:value-type="float" office:value="0.91791">
            <text:p>0,91791</text:p>
          </table:table-cell>
          <table:table-cell office:value-type="float" office:value="440">
            <text:p>4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09">
            <text:p>1,109</text:p>
          </table:table-cell>
          <table:table-cell office:value-type="float" office:value="0.916844">
            <text:p>0,916844</text:p>
          </table:table-cell>
          <table:table-cell office:value-type="float" office:value="370">
            <text:p>37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7" table:formula="of:=AVERAGE([.B44:.B53])" office:value-type="float" office:value="3.941">
            <text:p>3,941</text:p>
          </table:table-cell>
          <table:table-cell table:style-name="ce7" table:formula="of:=AVERAGE([.C44:.C53])" office:value-type="float" office:value="0.9174837">
            <text:p>0,9174837</text:p>
          </table:table-cell>
          <table:table-cell table:style-name="ce10" table:formula="of:=AVERAGE([.D44:.D53])" office:value-type="float" office:value="1427">
            <text:p>142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table:formula="of:=MIN([.B44:.B53])" office:value-type="float" office:value="1.109">
            <text:p>1,109</text:p>
          </table:table-cell>
          <table:table-cell table:style-name="ce6" table:formula="of:=MAX([.C44:.C53])" office:value-type="float" office:value="0.918977">
            <text:p>0,918977</text:p>
          </table:table-cell>
          <table:table-cell table:style-name="ce9" table:formula="of:=MIN([.D44:.D53])" office:value-type="float" office:value="370">
            <text:p>3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eľas</meta:initial-creator>
    <meta:creation-date>2014-05-01T21:25:23</meta:creation-date>
    <dc:date>2014-05-01T22:46:28</dc:date>
    <dc:creator>Martin Veľas</dc:creator>
    <meta:editing-duration>PT1H16M27S</meta:editing-duration>
    <meta:editing-cycles>16</meta:editing-cycles>
    <meta:generator>LibreOffice/4.0.2.2$Linux_X86_64 LibreOffice_project/40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9" chart:maximum="0.9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8.992cm" xlink:href=".." xlink:type="simple" chart:class="chart:bar" chart:style-name="ch1">
        <chart:title svg:x="4.992cm" svg:y="0.315cm" chart:style-name="ch2">
          <text:p>Úspešnosť kalibrácie (T=60s)</text:p>
        </chart:title>
        <chart:legend chart:legend-position="top" svg:x="6.588cm" svg:y="1.458cm" style:legend-expansion="wide" chart:style-name="ch3"/>
        <chart:plot-area chart:style-name="ch4" table:cell-range-address="Sheet1.F8:Sheet1.G14" chart:data-source-has-labels="both" svg:x="0.77cm" svg:y="2.414cm" svg:width="14.614cm" svg:height="5.979cm">
          <chartooo:coordinate-region svg:x="1.868cm" svg:y="2.613cm" svg:width="12.295cm" svg:height="4.735cm"/>
          <chart:axis chart:dimension="x" chart:name="primary-x" chart:style-name="ch5" chartooo:axis-type="auto">
            <chartooo:date-scale/>
            <chart:categories table:cell-range-address="Sheet1.F9:Sheet1.F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9:Sheet1.G14" chart:label-cell-address="Sheet1.G8:Sheet1.G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ion ratio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ubá kalibrácia</text:p>
                <draw:g>
                  <svg:desc>Sheet1.F9:Sheet1.F14</svg:desc>
                </draw:g>
              </table:table-cell>
              <table:table-cell office:value-type="float" office:value="0.89339">
                <text:p>0.89339</text:p>
                <draw:g>
                  <svg:desc>Sheet1.G9:Sheet1.G14</svg:desc>
                </draw:g>
              </table:table-cell>
            </table:table-row>
            <table:table-row>
              <table:table-cell office:value-type="string">
                <text:p>Grid search</text:p>
              </table:table-cell>
              <table:table-cell office:value-type="float" office:value="0.9168">
                <text:p>0.9168</text:p>
              </table:table-cell>
            </table:table-row>
            <table:table-row>
              <table:table-cell office:value-type="string">
                <text:p>1+1 evolúcia (avg)</text:p>
              </table:table-cell>
              <table:table-cell office:value-type="float" office:value="0.9208958">
                <text:p>0.9208958</text:p>
              </table:table-cell>
            </table:table-row>
            <table:table-row>
              <table:table-cell office:value-type="string">
                <text:p>1+1 evolúcia (max)</text:p>
              </table:table-cell>
              <table:table-cell office:value-type="float" office:value="0.922175">
                <text:p>0.922175</text:p>
              </table:table-cell>
            </table:table-row>
            <table:table-row>
              <table:table-cell office:value-type="string">
                <text:p>Mnohočlenná evolúcia (avg)</text:p>
              </table:table-cell>
              <table:table-cell office:value-type="float" office:value="0.9224948">
                <text:p>0.9224948</text:p>
              </table:table-cell>
            </table:table-row>
            <table:table-row>
              <table:table-cell office:value-type="string">
                <text:p>Mnohočlenná evolúcia (max)</text:p>
              </table:table-cell>
              <table:table-cell office:value-type="float" office:value="0.923241">
                <text:p>0.923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